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a5a" officeooo:paragraph-rsid="000efa5a"/>
    </style:style>
    <style:style style:name="P2" style:family="paragraph" style:parent-style-name="Standard">
      <style:text-properties officeooo:rsid="000f082d" officeooo:paragraph-rsid="000f08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meters</text:p>
      <text:p text:style-name="P1"/>
      <text:p text:style-name="P1">Throughout the installation some parameters will be set and disks will be mounted.</text:p>
      <text:p text:style-name="P1">Set the variables to their correct values.</text:p>
      <text:p text:style-name="P1"/>
      <text:p text:style-name="P2">Set the partitions, timezone, and other information for automatic configuration dusring the installation proces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09:54:09.768235435</meta:creation-date>
    <dc:date>2019-11-24T10:22:49.280605808</dc:date>
    <meta:editing-duration>PT8M19S</meta:editing-duration>
    <meta:editing-cycles>1</meta:editing-cycles>
    <meta:document-statistic meta:table-count="0" meta:image-count="0" meta:object-count="0" meta:page-count="1" meta:paragraph-count="4" meta:word-count="35" meta:character-count="247" meta:non-whitespace-character-count="216"/>
    <meta:generator>LibreOffice/6.2.8.2$Linux_X86_64 LibreOffice_project/20$Build-2</meta:generator>
  </office:meta>
</office:document-meta>
</file>